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3</text:p>
          </table:table-cell>
          <table:table-cell table:formula="of:=+[.E8]+[.D9]" office:value-type="float" office:value="24.377" calcext:value-type="float">
            <text:p>24,37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36.676" calcext:value-type="float">
            <text:p>36,676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1</text:p>
          </table:table-cell>
          <table:table-cell table:formula="of:=+[.E10]+[.D11]" office:value-type="float" office:value="236.727" calcext:value-type="float">
            <text:p>236,7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7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16</text:p>
          </table:table-cell>
          <table:table-cell table:formula="of:=+[.E13]+[.D14]" office:value-type="float" office:value="242.898" calcext:value-type="float">
            <text:p>242,89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.227" calcext:value-type="float">
            <text:p>24,227</text:p>
          </table:table-cell>
          <table:table-cell table:formula="of:=+[.E14]+[.D15]" office:value-type="float" office:value="267.125" calcext:value-type="float">
            <text:p>267,1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formula="of:=+[.E15]+[.D16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7.111" calcext:value-type="float">
            <text:p>67,111</text:p>
          </table:table-cell>
          <table:table-cell table:formula="of:=+[.E16]+[.D17]" office:value-type="float" office:value="335.975" calcext:value-type="float">
            <text:p>335,9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33.786" calcext:value-type="float">
            <text:p>333,786</text:p>
          </table:table-cell>
          <table:table-cell table:formula="of:=+[.E17]+[.D18]" office:value-type="float" office:value="669.761" calcext:value-type="float">
            <text:p>669,76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.542" calcext:value-type="float">
            <text:p>5,542</text:p>
          </table:table-cell>
          <table:table-cell table:formula="of:=+[.E18]+[.D19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675.303" calcext:value-type="float">
            <text:p>675,30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675.303" calcext:value-type="float">
            <text:p>675,3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11:49:03.8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13T12:10:03.351000000</dc:date>
    <meta:editing-duration>PT17H54M48S</meta:editing-duration>
    <meta:editing-cycles>10</meta:editing-cycles>
    <meta:generator>LibreOffice/7.1.3.2$Windows_X86_64 LibreOffice_project/47f78053abe362b9384784d31a6e56f8511eb1c1</meta:generator>
    <meta:document-statistic meta:table-count="1" meta:cell-count="74" meta:object-count="0"/>
  </office:meta>
</office:document-meta>
</file>